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5526f" officeooo:paragraph-rsid="0005526f"/>
    </style:style>
    <style:style style:name="P2" style:family="paragraph" style:parent-style-name="Preformatted_20_Text">
      <style:text-properties fo:font-size="22pt" fo:font-weight="bold" officeooo:rsid="0005526f" officeooo:paragraph-rsid="0005526f" style:font-size-asian="22pt" style:font-weight-asian="bold" style:font-size-complex="22pt" style:font-weight-complex="bold"/>
    </style:style>
    <style:style style:name="P3" style:family="paragraph" style:parent-style-name="Preformatted_20_Text">
      <style:text-properties fo:font-size="12pt" fo:font-weight="bold" officeooo:rsid="0005526f" officeooo:paragraph-rsid="0005526f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</text:p>
      <text:p text:style-name="P1"/>
      <text:p text:style-name="P1">sudo apt-git install git</text:p>
      <text:p text:style-name="P1"/>
      <text:p text:style-name="P1">$ git config --global user.name "Your Name"</text:p>
      <text:p text:style-name="P1">$ git config --global user.email "email@example.com"</text:p>
      <text:p text:style-name="P1"/>
      <text:p text:style-name="P3">创建版本库</text:p>
      <text:p text:style-name="P1">$ mkdir learngit#<text:span text:style-name="T1">创建一个空目录</text:span></text:p>
      <text:p text:style-name="P1">$ cd learngit </text:p>
      <text:p text:style-name="P1">$ pwd <text:s/>#显示当前目录</text:p>
      <text:p text:style-name="P1"><text:tab/>/Home/tardis/learngit </text:p>
      <text:p text:style-name="P1">把该目录变成git key管理的仓库:</text:p>
      <text:p text:style-name="P1"><text:tab/>$ git init</text:p>
      <text:p text:style-name="P1">编写一个readme.txt,将它放到git仓库:</text:p>
      <text:p text:style-name="P1">查看内容:</text:p>
      <text:p text:style-name="P1"><text:tab/>$ cat readme.txt</text:p>
      <text:p text:style-name="P1">1.告诉git,把文件添加到仓库:(添加到暂存区)</text:p>
      <text:p text:style-name="P1"><text:tab/>$ git add readme.txt</text:p>
      <text:p text:style-name="P1">2.告诉git,把文件提交到仓库:(添加到当前分支)</text:p>
      <text:p text:style-name="P1"><text:tab/>$git commit -m "xxxx" <text:s text:c="2"/>#-m后面输入本次提交的说明</text:p>
      <text:p text:style-name="P1">查看仓库当前状态:</text:p>
      <text:p text:style-name="P1"><text:tab/>$git status</text:p>
      <text:p text:style-name="P1">查看具体修改的内容:</text:p>
      <text:p text:style-name="P1"><text:tab/>$git diff</text:p>
      <text:p text:style-name="P1"><text:tab/></text:p>
      <text:p text:style-name="P3">版本回退</text:p>
      <text:p text:style-name="P1">查看提交历史:</text:p>
      <text:p text:style-name="P1"><text:tab/>$git log<text:tab/></text:p>
      <text:p text:style-name="P1"><text:tab/>$git log --pretty=oneline #条理清晰</text:p>
      <text:p text:style-name="P1">如:3628164fb26d48395383f8f31179f24e0882e1e0(commit id) append GPL</text:p>
      <text:p text:style-name="P1"><text:tab/>git中,用HEAD表示当前版本,上一版本用HEAD^,上上版本HEAD^^,HEAD~100</text:p>
      <text:p text:style-name="P1">回退到上一版本:</text:p>
      <text:p text:style-name="P1"><text:tab/>$git reset --head HEAD^</text:p>
      <text:p text:style-name="P1">再回退到最新版本:</text:p>
      <text:p text:style-name="P1"><text:tab/>找到该版本的conmmit id: </text:p>
      <text:p text:style-name="P1"><text:tab/><text:tab/>$git reset --head 23546453</text:p>
      <text:p text:style-name="P1"><text:tab/>找不到?:</text:p>
      <text:p text:style-name="P1"><text:tab/><text:tab/>$git reflog查看命令历史</text:p>
      <text:p text:style-name="P1"/>
      <text:p text:style-name="P3">管理修改</text:p>
      <text:p text:style-name="P1">查看工作区和版本库里最新版本的区别:</text:p>
      <text:p text:style-name="P1"><text:tab/>$git diff HEAD -- readme.txt</text:p>
      <text:p text:style-name="P1">丢弃工作区的修改:</text:p>
      <text:p text:style-name="P1"><text:tab/>$git checkout -- readme.txt<text:tab/></text:p>
      <text:p text:style-name="P1">把暂存区的修改撤销掉（unstage），重新放回工作区：</text:p>
      <text:p text:style-name="P1"><text:tab/>$git reset HEAD readme.txt</text:p>
      <text:p text:style-name="P1"/>
      <text:p text:style-name="P3">删除文件</text:p>
      <text:p text:style-name="P1">$rm readme.txt</text:p>
      <text:p text:style-name="P1"><text:tab/>1.确定要从版本库中删除文件:</text:p>
      <text:p text:style-name="P1"><text:tab/><text:tab/>$git rm ; $git commit</text:p>
      <text:p text:style-name="P1"><text:tab/>2.删错了:</text:p>
      <text:p text:style-name="P1"><text:tab/><text:tab/>$git checkout --readme.test #用版本库的版本替换工作区的版本</text:p>
      <text:p text:style-name="P1"/>
      <text:p text:style-name="P1"/>
      <text:p text:style-name="P1"><text:soft-page-break/><text:span text:style-name="T3">远程仓库</text:span></text:p>
      <text:p text:style-name="P1">github使用:</text:p>
      <text:p text:style-name="P1">1.创建SSH Key:</text:p>
      <text:p text:style-name="P1"><text:tab/>$ssh-keygen -t rsa -C "youremail@example.com"</text:p>
      <text:p text:style-name="P1"><text:tab/>主目录中多了.ssh,里面有id_rsa(私钥)和id_rsa.pub(公钥)</text:p>
      <text:p text:style-name="P1">2.登陆github,settings SSH Keys:</text:p>
      <text:p text:style-name="P1"><text:tab/>add ssh key,title任意,文本框里粘贴id_rsa.pub中内容</text:p>
      <text:p text:style-name="P1">3.在本地和github各创建一个git仓库,让两个仓库远程同步</text:p>
      <text:p text:style-name="P1"><text:tab/>create a new repo(名为 learning)</text:p>
      <text:p text:style-name="P1">在本地learnig下运行:</text:p>
      <text:p text:style-name="P1"><text:tab/>$git remote add origin git@tardislin/learngit.git；(具体完整path)</text:p>
      <text:p text:style-name="P1">关联后，推送master分支的所有内容:</text:p>
      <text:p text:style-name="P1"><text:tab/>$git push -u origin master #远程库的名字是origin</text:p>
      <text:p text:style-name="P1">把本地库的内容推送到远程库:</text:p>
      <text:p text:style-name="P1"><text:tab/>$git push -u origin master #-u将两个库的分支关联,便于以后推送拉取简化命令</text:p>
      <text:p text:style-name="P1">从远程库克隆:</text:p>
      <text:p text:style-name="P1"><text:tab/>$git clone git@github.com:tardislin/gitskills.git</text:p>
      <text:p text:style-name="P1"><text:tab/><text:tab/>Git支持多种协议，包括https，但通过ssh支持的原生git协议速度最快。</text:p>
      <text:p text:style-name="P1"/>
      <text:p text:style-name="P3">分支管理</text:p>
      <text:p text:style-name="P1">1.创建并切换分支:</text:p>
      <text:p text:style-name="P1"><text:tab/>$git checkout -b dev #-b表示创建并切换分支</text:p>
      <text:p text:style-name="P1"><text:s text:c="6"/>=$git branch dev #创建分支</text:p>
      <text:p text:style-name="P1"><text:s text:c="2"/><text:tab/>$git checkout dev #切换</text:p>
      <text:p text:style-name="P1">2.查看当前分支:</text:p>
      <text:p text:style-name="P1"><text:tab/>$git branch</text:p>
      <text:p text:style-name="P1">3.合并指定分支到当前分支:</text:p>
      <text:p text:style-name="P1"><text:s/><text:tab/>$git merge dev</text:p>
      <text:p text:style-name="P1">4.删除分支:</text:p>
      <text:p text:style-name="P1"><text:tab/>$git branch -d dev 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2T10:43:10.099629151</dc:date>
    <meta:document-statistic meta:table-count="0" meta:image-count="0" meta:object-count="0" meta:page-count="2" meta:paragraph-count="78" meta:word-count="680" meta:character-count="1688" meta:non-whitespace-character-count="1515"/>
    <meta:generator>LibreOffice/4.2.6.3$Linux_x86 LibreOffice_project/420m0$Build-3</meta:generator>
  </office:meta>
</office:document-meta>
</file>